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3fced" officeooo:paragraph-rsid="0003fced"/>
    </style:style>
    <style:style style:name="P2" style:family="paragraph" style:parent-style-name="Heading_20_1">
      <style:text-properties officeooo:rsid="000508ee" officeooo:paragraph-rsid="000508ee"/>
    </style:style>
    <style:style style:name="P3" style:family="paragraph" style:parent-style-name="Heading_20_1">
      <style:paragraph-properties fo:text-align="center" style:justify-single-word="false"/>
      <style:text-properties officeooo:paragraph-rsid="00073c3b" fo:background-color="#ffff00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3fced" officeooo:paragraph-rsid="0003fced"/>
    </style:style>
    <style:style style:name="P5" style:family="paragraph" style:parent-style-name="Text_20_body">
      <style:text-properties officeooo:rsid="000508ee" officeooo:paragraph-rsid="000508ee"/>
    </style:style>
    <style:style style:name="P6" style:family="paragraph" style:parent-style-name="Text_20_body">
      <style:paragraph-properties fo:text-align="justify" style:justify-single-word="false"/>
      <style:text-properties officeooo:paragraph-rsid="0005b62a"/>
    </style:style>
    <style:style style:name="P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0508ee" officeooo:paragraph-rsid="000508ee"/>
    </style:style>
    <style:style style:name="T1" style:family="text">
      <style:text-properties officeooo:rsid="000508ee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per 58%" officeooo:rsid="0005b62a"/>
    </style:style>
    <style:style style:name="T5" style:family="text">
      <style:text-properties style:text-position="0% 100%"/>
    </style:style>
    <style:style style:name="T6" style:family="text">
      <style:text-properties officeooo:rsid="0005b6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5b62a" style:font-style-asian="italic" style:font-style-complex="italic"/>
    </style:style>
    <style:style style:name="T10" style:family="text">
      <style:text-properties officeooo:rsid="00073c3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0"><text:s/>&lt; | </text:span>Connect with me <text:span text:style-name="T10">| &gt;</text:span></text:h>
      <text:h text:style-name="P3" text:outline-level="1">DRAFT!</text:h>
      <text:p text:style-name="P7">SKEUOMORPHIC LOGOS</text:p>
      <text:list xml:id="list653462352" text:style-name="L1">
        <text:list-item>
          <text:p text:style-name="P4">[IMAGE] GitHub <text:span text:style-name="T1">| </text:span><text:a xlink:type="simple" xlink:href="https://github.com/seanpm2001" text:style-name="Internet_20_link" text:visited-style-name="Visited_20_Internet_20_Link"><text:span text:style-name="T1">https://github.com/seanpm2001</text:span></text:a></text:p>
        </text:list-item>
        <text:list-item>
          <text:p text:style-name="P4">[IMAGE] Mastodon <text:span text:style-name="T1">| </text:span><text:a xlink:type="simple" xlink:href="https://techhub.social/@seanpm2001" text:style-name="Internet_20_link" text:visited-style-name="Visited_20_Internet_20_Link"><text:span text:style-name="T1">https://techhub.social/@seanpm2001</text:span></text:a></text:p>
        </text:list-item>
        <text:list-item>
          <text:p text:style-name="P4">[IMAGE] Internet Archive <text:span text:style-name="T1">| </text:span><text:a xlink:type="simple" xlink:href="https://archive.org/details/@seanpm2001" text:style-name="Internet_20_link" text:visited-style-name="Visited_20_Internet_20_Link"><text:span text:style-name="T1">https://archive.org/details/@seanpm2001</text:span></text:a></text:p>
        </text:list-item>
        <text:list-item>
          <text:p text:style-name="P4">[IMAGE] ProtonMail <text:span text:style-name="T1">| </text:span><text:a xlink:type="simple" xlink:href="mailto:seanpm2001-mailing-list@protonmail.com" text:style-name="Internet_20_link" text:visited-style-name="Visited_20_Internet_20_Link"><text:span text:style-name="T1">mailto:seanpm2001-mailing-list@protonmail.com</text:span></text:a></text:p>
        </text:list-item>
      </text:list>
      <text:p text:style-name="P6"><text:span text:style-name="T6">Look out for the Seanpm2001 Opera Omnia, expected to be released on 2040, May 25</text:span><text:span text:style-name="T4">th</text:span></text:p>
      <text:h text:style-name="P2" text:outline-level="1">File info</text:h>
      <text:p text:style-name="P5"><text:span text:style-name="T7">File version:</text:span> <text:span text:style-name="T8">1 (2024, Wednesday, October 16</text:span><text:span text:style-name="T3">th</text:span><text:span text:style-name="T8"> at 9:4</text:span><text:span text:style-name="T9">8</text:span><text:span text:style-name="T8"> pm PS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1:03:20.123366736</meta:creation-date>
    <dc:date>2024-10-16T21:48:16.395035956</dc:date>
    <meta:editing-duration>PT34M4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9" meta:character-count="436" meta:non-whitespace-character-count="390"/>
  </office:meta>
</office:document-meta>
</file>